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4_1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4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Leon Morai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December 28, 1893</text:p>
      <text:p text:style-name="P6">Month<text:tab/><text:tab/><text:tab/><text:tab/><text:tab/><text:tab/>December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Chicago</text:p>
      <text:p text:style-name="P6">State<text:tab/><text:tab/><text:tab/><text:tab/><text:tab/><text:tab/>IL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4</text:p>
      <text:p text:style-name="P6">Number of Sheets<text:tab/><text:tab/><text:tab/><text:tab/>3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3">Palmer House,/</text:p>
      <text:p text:style-name="P3">Chicago/</text:p>
      <text:p text:style-name="P4">Dec 28th 1893/</text:p>
      <text:p text:style-name="P3">Dear Father./</text:p>
      <text:p text:style-name="P3"><text:tab/>Both yours and Esther's/ letter to hand/</text:p>
      <text:p text:style-name="P3"><text:tab/>I have done enough/ to worry you all God knows I/ make no promises but I will/ try my best, and I have tried my/ best to get situation but to no/ avail, I owe Muhr's Sons nothing/ and those that I do owe will/ pay some day in the meantime/ pay none of my debts as I am/ responsible for all contracted/ and there are now made through/ you, the Sloman draft as I said/ before was disgraceful and I/ am sorry you honored it as he/ had personal property of mine/ to secure it, I would have tried/ to meet it before presented had I/ been able to make the money,/ now he has all the best of/ it./</text:p>
      <text:p text:style-name="P3"/>
      <text:p text:style-name="P3">[Page 2]</text:p>
      <text:p text:style-name="P3"><text:soft-page-break/>I have found nothing here as yet,/ and the money goes gradually tho'/ I try to economize by eating/ two meals a day and little at/ that I must get out of here/ some place and of course under/ no circumstances will I go/ where you do not want me to,/ but to Kans City I cannot go./</text:p>
      <text:p text:style-name="P3"><text:tab/>Let me hear from you/ at once please./ <text:s/>Leon/</text:p>
      <text:p text:style-name="P3">Send c[/ inserted by author]o Post office/ Chicago/ Ills./</text:p>
      <text:p text:style-name="P3">Please send special/</text:p>
      <text:p text:style-name="P3"/>
      <text:p text:style-name="P3">[Page 3]</text:p>
      <text:p text:style-name="P2">MISSOURI NATIONAL BANK./</text:p>
      <text:p text:style-name="P2">$7 00<text:tab/>Kansas City, Mo. Dec 5th 1893/</text:p>
      <text:p text:style-name="P2">Pay to the order of M. Sloman <text:s/>$7 <text:span text:style-name="T2">00</text:span><text:span text:style-name="T3">/</text:span></text:p>
      <text:p text:style-name="P2"><text:span text:style-name="T3">Seven no 100 Dollars/</text:span></text:p>
      <text:p text:style-name="P2"><text:span text:style-name="T3">Value received and charge to my account with exchange./</text:span></text:p>
      <text:p text:style-name="P2"><text:span text:style-name="T3">546 N. 5th st. Philadelphia Pa.<text:tab/>Leon D Morais/</text:span></text:p>
      <text:p text:style-name="P2"><text:span text:style-name="T3"/></text:p>
      <text:p text:style-name="P3"><text:span text:style-name="T3">[Page 4]</text:span></text:p>
      <text:p text:style-name="P3"><text:span text:style-name="T3">M Sloman/</text:span></text:p>
      <text:p text:style-name="P3"><text:span text:style-name="T3"/></text:p>
      <text:p text:style-name="P3"><text:span text:style-name="T3">For Collection and Remittance/</text:span></text:p>
      <text:p text:style-name="P3"><text:span text:style-name="T3">TO THE/</text:span></text:p>
      <text:p text:style-name="P3"><text:span text:style-name="T3">MISSOURI NATIONAL BANK,/</text:span></text:p>
      <text:p text:style-name="P3"><text:span text:style-name="T3">DEC 19 1893/</text:span></text:p>
      <text:p text:style-name="P3"><text:span text:style-name="T3">KANSAS CITY, MO./</text:span></text:p>
      <text:p text:style-name="P3"><text:span text:style-name="T3"><text:tab/>Cashier./</text:span></text:p>
      <text:p text:style-name="P3"><text:span text:style-name="T3">Collection Department/</text:span></text:p>
      <text:p text:style-name="P3"><text:span text:style-name="T3"/></text:p>
      <text:p text:style-name="P3"><text:span text:style-name="T3">PAYMENT RECEIVED,/</text:span></text:p>
      <text:p text:style-name="P3"><text:span text:style-name="T3">THE CENTRAL NAT'L BANK,/</text:span></text:p>
      <text:p text:style-name="P3"><text:span text:style-name="T3"><text:tab/>THEO. KITCHEN, CASHIER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3:02:16.85</meta:creation-date>
    <meta:document-statistic meta:table-count="0" meta:image-count="0" meta:object-count="0" meta:page-count="3" meta:paragraph-count="91" meta:word-count="458" meta:character-count="2795"/>
    <dc:date>2011-12-19T13:11:20.48</dc:date>
    <dc:creator>Penn Libraries</dc:creator>
    <meta:editing-duration>PT00H09M03S</meta:editing-duration>
    <meta:editing-cycles>1</meta:editing-cycles>
    <meta:generator>OpenOffice.org/3.2$Win32 OpenOffice.org_project/320m12$Build-9483</meta:generator>
  </office:meta>
</office:document-meta>
</file>